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7dd38" officeooo:paragraph-rsid="0017dd38"/>
    </style:style>
    <style:style style:name="P2" style:family="paragraph" style:parent-style-name="Text_20_body">
      <style:text-properties officeooo:rsid="0017e633" officeooo:paragraph-rsid="0017e633"/>
    </style:style>
    <style:style style:name="P3" style:family="paragraph" style:parent-style-name="Text_20_body">
      <style:text-properties officeooo:paragraph-rsid="0017e633"/>
    </style:style>
    <style:style style:name="P4" style:family="paragraph" style:parent-style-name="Text_20_body">
      <style:text-properties officeooo:paragraph-rsid="00183b24"/>
    </style:style>
    <style:style style:name="P5" style:family="paragraph" style:parent-style-name="Text_20_body">
      <style:text-properties officeooo:paragraph-rsid="00183b24"/>
    </style:style>
    <style:style style:name="P6" style:family="paragraph" style:parent-style-name="Text_20_body">
      <style:text-properties officeooo:rsid="001ac002" officeooo:paragraph-rsid="001ac002"/>
    </style:style>
    <style:style style:name="T1" style:family="text">
      <style:text-properties officeooo:rsid="0017dd38"/>
    </style:style>
    <style:style style:name="T2" style:family="text">
      <style:text-properties officeooo:rsid="0017e633"/>
    </style:style>
    <style:style style:name="T3" style:family="text">
      <style:text-properties officeooo:rsid="00183b24"/>
    </style:style>
    <style:style style:name="T4" style:family="text">
      <style:text-properties fo:font-weight="bold" officeooo:rsid="00183b2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計算機結構 <text:span text:style-name="T1">HW2 report</text:span></text:p>
      <text:p text:style-name="P1">B07901069 電機三 劉奇聖</text:p>
      <text:h text:style-name="Heading_20_1" text:outline-level="1">Gaussian_filter:</text:h>
      <text:p text:style-name="Text_20_body">一開始先將ra, <text:span text:style-name="T2">s0~s3, s5存進stack，讓s0=rows, s1 = cols, s5 = 5。</text:span></text:p>
      <text:p text:style-name="Text_20_body">之後開始fill data_<text:span text:style-name="T2">pad，跑兩個for loop，i=0~rows, j=0~cols。之後把data_i[i][j]存進t2，再把data_pad[i+2][j+2] assign成t2。</text:span></text:p>
      <text:p text:style-name="P3">再來將data_<text:span text:style-name="T2">pad裡的所有數字轉成double，跑兩個for loop，i=0~(rows+4), j=0~(cols+4)。取出data_</text:span><text:span text:style-name="T3">pad[i][j]之後轉成double再存回去。</text:span></text:p>
      <text:p text:style-name="P4">接下來開始正式計算<text:span text:style-name="T3">convolution，</text:span><text:span text:style-name="T2">跑兩個for loop，i=0~rows, j=0~cols。一開始先把值填進buffer裡，兩個for loop，</text:span><text:span text:style-name="T3">a</text:span><text:span text:style-name="T2">=0~</text:span><text:span text:style-name="T3">5</text:span><text:span text:style-name="T2">, </text:span><text:span text:style-name="T3">b</text:span><text:span text:style-name="T2">=0~</text:span><text:span text:style-name="T3">5，把data_pad[i+a][j+b]拿出來存進ft0，再將ft0存進buffer[a][b]。填完buffer之後call subroutine </text:span><text:span text:style-name="T4">Gaussian_filter_conv</text:span><text:span text:style-name="T3">，接著將return value存進data_o[i][j]。</text:span></text:p>
      <text:p text:style-name="P4">最後計算RMSE，一開始將t1設成0<text:span text:style-name="T3">。跑for loop, i=0~(rows*cols)。把data_i[i]拿出來存進t3，把data_o[i]拿出來存進t4，之後計算(t3-t4)的平方加進t1。for loop結束後，把ft1轉成double存進ft0，把ft0除以(rows*cols)存進ft2，接著再將ft2開根號存進ft0。之後將ft0存進rmse_ans裡。</text:span></text:p>
      <text:p text:style-name="P6">最後pop stack並return 回main function。</text:p>
      <text:h text:style-name="Heading_20_1" text:outline-level="1">Gaussian_filter_conv:</text:h>
      <text:p text:style-name="Text_20_body">這個leaf function負責計算buffer和kernel_<text:span text:style-name="T2">5的convolution，return value存在a0裡。</text:span></text:p>
      <text:p text:style-name="P2">一開始把ft0設成0.0，之後跑for loop讓i=0~24，取出kernel_5[i]和buffer[i]之後相乘，加進ft0裡。loop跑完之後把ft0轉成integer存進a0之後return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8:38:13.273907157</meta:creation-date>
    <dc:date>2020-10-31T19:04:14.077753769</dc:date>
    <meta:editing-duration>PT11M3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352" meta:character-count="925" meta:non-whitespace-character-count="891"/>
  </office:meta>
</office:document-meta>
</file>